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ug_big</text:p>
          </table:table-cell>
          <table:table-cell table:formula="of:=&quot;[&quot;&amp;[.A2]&amp;&quot;] = '&quot;&amp;[.B2]&amp;&quot;',&quot;" office:value-type="string" office:string-value="[1] = 'bug_big',">
            <text:p>[1] = 'bug_big'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bug_larva</text:p>
          </table:table-cell>
          <table:table-cell table:formula="of:=&quot;[&quot;&amp;[.A3]&amp;&quot;] = '&quot;&amp;[.B3]&amp;&quot;',&quot;" office:value-type="string" office:string-value="[2] = 'bug_larva',">
            <text:p>[2] = 'bug_larva'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bug_med</text:p>
          </table:table-cell>
          <table:table-cell table:formula="of:=&quot;[&quot;&amp;[.A4]&amp;&quot;] = '&quot;&amp;[.B4]&amp;&quot;',&quot;" office:value-type="string" office:string-value="[3] = 'bug_med',">
            <text:p>[3] = 'bug_med'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euf_aatank</text:p>
          </table:table-cell>
          <table:table-cell table:formula="of:=&quot;[&quot;&amp;[.A5]&amp;&quot;] = '&quot;&amp;[.B5]&amp;&quot;',&quot;" office:value-type="string" office:string-value="[4] = 'euf_aatank',">
            <text:p>[4] = 'euf_aatank'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uf_aatower</text:p>
          </table:table-cell>
          <table:table-cell table:formula="of:=&quot;[&quot;&amp;[.A6]&amp;&quot;] = '&quot;&amp;[.B6]&amp;&quot;',&quot;" office:value-type="string" office:string-value="[5] = 'euf_aatower',">
            <text:p>[5] = 'euf_aatower'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euf_aatower_survival</text:p>
          </table:table-cell>
          <table:table-cell table:formula="of:=&quot;[&quot;&amp;[.A7]&amp;&quot;] = '&quot;&amp;[.B7]&amp;&quot;',&quot;" office:value-type="string" office:string-value="[6] = 'euf_aatower_survival',">
            <text:p>[6] = 'euf_aatower_survival'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euf_airport</text:p>
          </table:table-cell>
          <table:table-cell table:formula="of:=&quot;[&quot;&amp;[.A8]&amp;&quot;] = '&quot;&amp;[.B8]&amp;&quot;',&quot;" office:value-type="string" office:string-value="[7] = 'euf_airport',">
            <text:p>[7] = 'euf_airport'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euf_angel</text:p>
          </table:table-cell>
          <table:table-cell table:formula="of:=&quot;[&quot;&amp;[.A9]&amp;&quot;] = '&quot;&amp;[.B9]&amp;&quot;',&quot;" office:value-type="string" office:string-value="[8] = 'euf_angel',">
            <text:p>[8] = 'euf_angel'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string">
            <text:p>euf_artytower</text:p>
          </table:table-cell>
          <table:table-cell table:formula="of:=&quot;[&quot;&amp;[.A10]&amp;&quot;] = '&quot;&amp;[.B10]&amp;&quot;',&quot;" office:value-type="string" office:string-value="[9] = 'euf_artytower',">
            <text:p>[9] = 'euf_artytower'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euf_barracks</text:p>
          </table:table-cell>
          <table:table-cell table:formula="of:=&quot;[&quot;&amp;[.A11]&amp;&quot;] = '&quot;&amp;[.B11]&amp;&quot;',&quot;" office:value-type="string" office:string-value="[10] = 'euf_barracks',">
            <text:p>[10] = 'euf_barracks'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euf_barracks_ai</text:p>
          </table:table-cell>
          <table:table-cell table:formula="of:=&quot;[&quot;&amp;[.A12]&amp;&quot;] = '&quot;&amp;[.B12]&amp;&quot;',&quot;" office:value-type="string" office:string-value="[11] = 'euf_barracks_ai',">
            <text:p>[11] = 'euf_barracks_ai'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euf_bazooka</text:p>
          </table:table-cell>
          <table:table-cell table:formula="of:=&quot;[&quot;&amp;[.A13]&amp;&quot;] = '&quot;&amp;[.B13]&amp;&quot;',&quot;" office:value-type="string" office:string-value="[12] = 'euf_bazooka',">
            <text:p>[12] = 'euf_bazooka',</text:p>
          </table:table-cell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euf_bomber</text:p>
          </table:table-cell>
          <table:table-cell table:formula="of:=&quot;[&quot;&amp;[.A14]&amp;&quot;] = '&quot;&amp;[.B14]&amp;&quot;',&quot;" office:value-type="string" office:string-value="[13] = 'euf_bomber',">
            <text:p>[13] = 'euf_bomber',</text:p>
          </table:table-cell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euf_bunker</text:p>
          </table:table-cell>
          <table:table-cell table:formula="of:=&quot;[&quot;&amp;[.A15]&amp;&quot;] = '&quot;&amp;[.B15]&amp;&quot;',&quot;" office:value-type="string" office:string-value="[14] = 'euf_bunker',">
            <text:p>[14] = 'euf_bunker',</text:p>
          </table:table-cell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string">
            <text:p>euf_bunker_ai</text:p>
          </table:table-cell>
          <table:table-cell table:formula="of:=&quot;[&quot;&amp;[.A16]&amp;&quot;] = '&quot;&amp;[.B16]&amp;&quot;',&quot;" office:value-type="string" office:string-value="[15] = 'euf_bunker_ai',">
            <text:p>[15] = 'euf_bunker_ai',</text:p>
          </table:table-cell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string">
            <text:p>euf_church</text:p>
          </table:table-cell>
          <table:table-cell table:formula="of:=&quot;[&quot;&amp;[.A17]&amp;&quot;] = '&quot;&amp;[.B17]&amp;&quot;',&quot;" office:value-type="string" office:string-value="[16] = 'euf_church',">
            <text:p>[16] = 'euf_church',</text:p>
          </table:table-cell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string">
            <text:p>euf_constructor</text:p>
          </table:table-cell>
          <table:table-cell table:formula="of:=&quot;[&quot;&amp;[.A18]&amp;&quot;] = '&quot;&amp;[.B18]&amp;&quot;',&quot;" office:value-type="string" office:string-value="[17] = 'euf_constructor',">
            <text:p>[17] = 'euf_constructor',</text:p>
          </table:table-cell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euf_constructor_ai</text:p>
          </table:table-cell>
          <table:table-cell table:formula="of:=&quot;[&quot;&amp;[.A19]&amp;&quot;] = '&quot;&amp;[.B19]&amp;&quot;',&quot;" office:value-type="string" office:string-value="[18] = 'euf_constructor_ai',">
            <text:p>[18] = 'euf_constructor_ai',</text:p>
          </table:table-cell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string">
            <text:p>euf_constructor_lvl2</text:p>
          </table:table-cell>
          <table:table-cell table:formula="of:=&quot;[&quot;&amp;[.A20]&amp;&quot;] = '&quot;&amp;[.B20]&amp;&quot;',&quot;" office:value-type="string" office:string-value="[19] = 'euf_constructor_lvl2',">
            <text:p>[19] = 'euf_constructor_lvl2',</text:p>
          </table:table-cell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string">
            <text:p>euf_constructor_lvl2_ai</text:p>
          </table:table-cell>
          <table:table-cell table:formula="of:=&quot;[&quot;&amp;[.A21]&amp;&quot;] = '&quot;&amp;[.B21]&amp;&quot;',&quot;" office:value-type="string" office:string-value="[20] = 'euf_constructor_lvl2_ai',">
            <text:p>[20] = 'euf_constructor_lvl2_ai',</text:p>
          </table:table-cell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string">
            <text:p>euf_factory</text:p>
          </table:table-cell>
          <table:table-cell table:formula="of:=&quot;[&quot;&amp;[.A22]&amp;&quot;] = '&quot;&amp;[.B22]&amp;&quot;',&quot;" office:value-type="string" office:string-value="[21] = 'euf_factory',">
            <text:p>[21] = 'euf_factory',</text:p>
          </table:table-cell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euf_factory_ai</text:p>
          </table:table-cell>
          <table:table-cell table:formula="of:=&quot;[&quot;&amp;[.A23]&amp;&quot;] = '&quot;&amp;[.B23]&amp;&quot;',&quot;" office:value-type="string" office:string-value="[22] = 'euf_factory_ai',">
            <text:p>[22] = 'euf_factory_ai',</text:p>
          </table:table-cell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string">
            <text:p>euf_hover</text:p>
          </table:table-cell>
          <table:table-cell table:formula="of:=&quot;[&quot;&amp;[.A24]&amp;&quot;] = '&quot;&amp;[.B24]&amp;&quot;',&quot;" office:value-type="string" office:string-value="[23] = 'euf_hover',">
            <text:p>[23] = 'euf_hover',</text:p>
          </table:table-cell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string">
            <text:p>euf_interceptor</text:p>
          </table:table-cell>
          <table:table-cell table:formula="of:=&quot;[&quot;&amp;[.A25]&amp;&quot;] = '&quot;&amp;[.B25]&amp;&quot;',&quot;" office:value-type="string" office:string-value="[24] = 'euf_interceptor',">
            <text:p>[24] = 'euf_interceptor',</text:p>
          </table:table-cell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string">
            <text:p>euf_lasertower</text:p>
          </table:table-cell>
          <table:table-cell table:formula="of:=&quot;[&quot;&amp;[.A26]&amp;&quot;] = '&quot;&amp;[.B26]&amp;&quot;',&quot;" office:value-type="string" office:string-value="[25] = 'euf_lasertower',">
            <text:p>[25] = 'euf_lasertower',</text:p>
          </table:table-cell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string">
            <text:p>euf_lasertower_ai</text:p>
          </table:table-cell>
          <table:table-cell table:formula="of:=&quot;[&quot;&amp;[.A27]&amp;&quot;] = '&quot;&amp;[.B27]&amp;&quot;',&quot;" office:value-type="string" office:string-value="[26] = 'euf_lasertower_ai',">
            <text:p>[26] = 'euf_lasertower_ai',</text:p>
          </table:table-cell>
        </table:table-row>
        <table:table-row table:style-name="ro2">
          <table:table-cell table:formula="of:=[.A27]+1" office:value-type="float" office:value="27">
            <text:p>27</text:p>
          </table:table-cell>
          <table:table-cell office:value-type="string">
            <text:p>euf_marine</text:p>
          </table:table-cell>
          <table:table-cell table:formula="of:=&quot;[&quot;&amp;[.A28]&amp;&quot;] = '&quot;&amp;[.B28]&amp;&quot;',&quot;" office:value-type="string" office:string-value="[27] = 'euf_marine',">
            <text:p>[27] = 'euf_marine',</text:p>
          </table:table-cell>
        </table:table-row>
        <table:table-row table:style-name="ro2">
          <table:table-cell table:formula="of:=[.A28]+1" office:value-type="float" office:value="28">
            <text:p>28</text:p>
          </table:table-cell>
          <table:table-cell office:value-type="string">
            <text:p>euf_metalextractor_lvl1</text:p>
          </table:table-cell>
          <table:table-cell table:formula="of:=&quot;[&quot;&amp;[.A29]&amp;&quot;] = '&quot;&amp;[.B29]&amp;&quot;',&quot;" office:value-type="string" office:string-value="[28] = 'euf_metalextractor_lvl1',">
            <text:p>[28] = 'euf_metalextractor_lvl1',</text:p>
          </table:table-cell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string">
            <text:p>euf_metalextractor_lvl2</text:p>
          </table:table-cell>
          <table:table-cell table:formula="of:=&quot;[&quot;&amp;[.A30]&amp;&quot;] = '&quot;&amp;[.B30]&amp;&quot;',&quot;" office:value-type="string" office:string-value="[29] = 'euf_metalextractor_lvl2',">
            <text:p>[29] = 'euf_metalextractor_lvl2',</text:p>
          </table:table-cell>
        </table:table-row>
        <table:table-row table:style-name="ro2">
          <table:table-cell table:formula="of:=[.A30]+1" office:value-type="float" office:value="30">
            <text:p>30</text:p>
          </table:table-cell>
          <table:table-cell office:value-type="string">
            <text:p>euf_mlrs</text:p>
          </table:table-cell>
          <table:table-cell table:formula="of:=&quot;[&quot;&amp;[.A31]&amp;&quot;] = '&quot;&amp;[.B31]&amp;&quot;',&quot;" office:value-type="string" office:string-value="[30] = 'euf_mlrs',">
            <text:p>[30] = 'euf_mlrs',</text:p>
          </table:table-cell>
        </table:table-row>
        <table:table-row table:style-name="ro2">
          <table:table-cell table:formula="of:=[.A31]+1" office:value-type="float" office:value="31">
            <text:p>31</text:p>
          </table:table-cell>
          <table:table-cell office:value-type="string">
            <text:p>euf_mlrs_ai</text:p>
          </table:table-cell>
          <table:table-cell table:formula="of:=&quot;[&quot;&amp;[.A32]&amp;&quot;] = '&quot;&amp;[.B32]&amp;&quot;',&quot;" office:value-type="string" office:string-value="[31] = 'euf_mlrs_ai',">
            <text:p>[31] = 'euf_mlrs_ai',</text:p>
          </table:table-cell>
        </table:table-row>
        <table:table-row table:style-name="ro2">
          <table:table-cell table:formula="of:=[.A32]+1" office:value-type="float" office:value="32">
            <text:p>32</text:p>
          </table:table-cell>
          <table:table-cell office:value-type="string">
            <text:p>euf_paladin</text:p>
          </table:table-cell>
          <table:table-cell table:formula="of:=&quot;[&quot;&amp;[.A33]&amp;&quot;] = '&quot;&amp;[.B33]&amp;&quot;',&quot;" office:value-type="string" office:string-value="[32] = 'euf_paladin',">
            <text:p>[32] = 'euf_paladin',</text:p>
          </table:table-cell>
        </table:table-row>
        <table:table-row table:style-name="ro2">
          <table:table-cell table:formula="of:=[.A33]+1" office:value-type="float" office:value="33">
            <text:p>33</text:p>
          </table:table-cell>
          <table:table-cell office:value-type="string">
            <text:p>euf_paladin_ai</text:p>
          </table:table-cell>
          <table:table-cell table:formula="of:=&quot;[&quot;&amp;[.A34]&amp;&quot;] = '&quot;&amp;[.B34]&amp;&quot;',&quot;" office:value-type="string" office:string-value="[33] = 'euf_paladin_ai',">
            <text:p>[33] = 'euf_paladin_ai',</text:p>
          </table:table-cell>
        </table:table-row>
        <table:table-row table:style-name="ro2">
          <table:table-cell table:formula="of:=[.A34]+1" office:value-type="float" office:value="34">
            <text:p>34</text:p>
          </table:table-cell>
          <table:table-cell office:value-type="string">
            <text:p>euf_plasmatower</text:p>
          </table:table-cell>
          <table:table-cell table:formula="of:=&quot;[&quot;&amp;[.A35]&amp;&quot;] = '&quot;&amp;[.B35]&amp;&quot;',&quot;" office:value-type="string" office:string-value="[34] = 'euf_plasmatower',">
            <text:p>[34] = 'euf_plasmatower',</text:p>
          </table:table-cell>
        </table:table-row>
        <table:table-row table:style-name="ro2">
          <table:table-cell table:formula="of:=[.A35]+1" office:value-type="float" office:value="35">
            <text:p>35</text:p>
          </table:table-cell>
          <table:table-cell office:value-type="string">
            <text:p>euf_plasmatower_survival</text:p>
          </table:table-cell>
          <table:table-cell table:formula="of:=&quot;[&quot;&amp;[.A36]&amp;&quot;] = '&quot;&amp;[.B36]&amp;&quot;',&quot;" office:value-type="string" office:string-value="[35] = 'euf_plasmatower_survival',">
            <text:p>[35] = 'euf_plasmatower_survival',</text:p>
          </table:table-cell>
        </table:table-row>
        <table:table-row table:style-name="ro2">
          <table:table-cell table:formula="of:=[.A36]+1" office:value-type="float" office:value="36">
            <text:p>36</text:p>
          </table:table-cell>
          <table:table-cell office:value-type="string">
            <text:p>euf_powerplant</text:p>
          </table:table-cell>
          <table:table-cell table:formula="of:=&quot;[&quot;&amp;[.A37]&amp;&quot;] = '&quot;&amp;[.B37]&amp;&quot;',&quot;" office:value-type="string" office:string-value="[36] = 'euf_powerplant',">
            <text:p>[36] = 'euf_powerplant',</text:p>
          </table:table-cell>
        </table:table-row>
        <table:table-row table:style-name="ro2">
          <table:table-cell table:formula="of:=[.A37]+1" office:value-type="float" office:value="37">
            <text:p>37</text:p>
          </table:table-cell>
          <table:table-cell office:value-type="string">
            <text:p>euf_priest</text:p>
          </table:table-cell>
          <table:table-cell table:formula="of:=&quot;[&quot;&amp;[.A38]&amp;&quot;] = '&quot;&amp;[.B38]&amp;&quot;',&quot;" office:value-type="string" office:string-value="[37] = 'euf_priest',">
            <text:p>[37] = 'euf_priest',</text:p>
          </table:table-cell>
        </table:table-row>
        <table:table-row table:style-name="ro2">
          <table:table-cell table:formula="of:=[.A38]+1" office:value-type="float" office:value="38">
            <text:p>38</text:p>
          </table:table-cell>
          <table:table-cell office:value-type="string">
            <text:p>euf_pyro</text:p>
          </table:table-cell>
          <table:table-cell table:formula="of:=&quot;[&quot;&amp;[.A39]&amp;&quot;] = '&quot;&amp;[.B39]&amp;&quot;',&quot;" office:value-type="string" office:string-value="[38] = 'euf_pyro',">
            <text:p>[38] = 'euf_pyro',</text:p>
          </table:table-cell>
        </table:table-row>
        <table:table-row table:style-name="ro2">
          <table:table-cell table:formula="of:=[.A39]+1" office:value-type="float" office:value="39">
            <text:p>39</text:p>
          </table:table-cell>
          <table:table-cell office:value-type="string">
            <text:p>euf_radar_lvl1</text:p>
          </table:table-cell>
          <table:table-cell table:formula="of:=&quot;[&quot;&amp;[.A40]&amp;&quot;] = '&quot;&amp;[.B40]&amp;&quot;',&quot;" office:value-type="string" office:string-value="[39] = 'euf_radar_lvl1',">
            <text:p>[39] = 'euf_radar_lvl1',</text:p>
          </table:table-cell>
        </table:table-row>
        <table:table-row table:style-name="ro2">
          <table:table-cell table:formula="of:=[.A40]+1" office:value-type="float" office:value="40">
            <text:p>40</text:p>
          </table:table-cell>
          <table:table-cell office:value-type="string">
            <text:p>euf_radar_lvl2</text:p>
          </table:table-cell>
          <table:table-cell table:formula="of:=&quot;[&quot;&amp;[.A41]&amp;&quot;] = '&quot;&amp;[.B41]&amp;&quot;',&quot;" office:value-type="string" office:string-value="[40] = 'euf_radar_lvl2',">
            <text:p>[40] = 'euf_radar_lvl2',</text:p>
          </table:table-cell>
        </table:table-row>
        <table:table-row table:style-name="ro2">
          <table:table-cell table:formula="of:=[.A41]+1" office:value-type="float" office:value="41">
            <text:p>41</text:p>
          </table:table-cell>
          <table:table-cell office:value-type="string">
            <text:p>euf_raider</text:p>
          </table:table-cell>
          <table:table-cell table:formula="of:=&quot;[&quot;&amp;[.A42]&amp;&quot;] = '&quot;&amp;[.B42]&amp;&quot;',&quot;" office:value-type="string" office:string-value="[41] = 'euf_raider',">
            <text:p>[41] = 'euf_raider',</text:p>
          </table:table-cell>
        </table:table-row>
        <table:table-row table:style-name="ro2">
          <table:table-cell table:formula="of:=[.A42]+1" office:value-type="float" office:value="42">
            <text:p>42</text:p>
          </table:table-cell>
          <table:table-cell office:value-type="string">
            <text:p>euf_sanctum</text:p>
          </table:table-cell>
          <table:table-cell table:formula="of:=&quot;[&quot;&amp;[.A43]&amp;&quot;] = '&quot;&amp;[.B43]&amp;&quot;',&quot;" office:value-type="string" office:string-value="[42] = 'euf_sanctum',">
            <text:p>[42] = 'euf_sanctum',</text:p>
          </table:table-cell>
        </table:table-row>
        <table:table-row table:style-name="ro2">
          <table:table-cell table:formula="of:=[.A43]+1" office:value-type="float" office:value="43">
            <text:p>43</text:p>
          </table:table-cell>
          <table:table-cell office:value-type="string">
            <text:p>euf_sarge</text:p>
          </table:table-cell>
          <table:table-cell table:formula="of:=&quot;[&quot;&amp;[.A44]&amp;&quot;] = '&quot;&amp;[.B44]&amp;&quot;',&quot;" office:value-type="string" office:string-value="[43] = 'euf_sarge',">
            <text:p>[43] = 'euf_sarge',</text:p>
          </table:table-cell>
        </table:table-row>
        <table:table-row table:style-name="ro2">
          <table:table-cell table:formula="of:=[.A44]+1" office:value-type="float" office:value="44">
            <text:p>44</text:p>
          </table:table-cell>
          <table:table-cell office:value-type="string">
            <text:p>euf_sarge_lvl1</text:p>
          </table:table-cell>
          <table:table-cell table:formula="of:=&quot;[&quot;&amp;[.A45]&amp;&quot;] = '&quot;&amp;[.B45]&amp;&quot;',&quot;" office:value-type="string" office:string-value="[44] = 'euf_sarge_lvl1',">
            <text:p>[44] = 'euf_sarge_lvl1',</text:p>
          </table:table-cell>
        </table:table-row>
        <table:table-row table:style-name="ro2">
          <table:table-cell table:formula="of:=[.A45]+1" office:value-type="float" office:value="45">
            <text:p>45</text:p>
          </table:table-cell>
          <table:table-cell office:value-type="string">
            <text:p>euf_sarge_lvl10</text:p>
          </table:table-cell>
          <table:table-cell table:formula="of:=&quot;[&quot;&amp;[.A46]&amp;&quot;] = '&quot;&amp;[.B46]&amp;&quot;',&quot;" office:value-type="string" office:string-value="[45] = 'euf_sarge_lvl10',">
            <text:p>[45] = 'euf_sarge_lvl10',</text:p>
          </table:table-cell>
        </table:table-row>
        <table:table-row table:style-name="ro2">
          <table:table-cell table:formula="of:=[.A46]+1" office:value-type="float" office:value="46">
            <text:p>46</text:p>
          </table:table-cell>
          <table:table-cell office:value-type="string">
            <text:p>euf_sarge_lvl2</text:p>
          </table:table-cell>
          <table:table-cell table:formula="of:=&quot;[&quot;&amp;[.A47]&amp;&quot;] = '&quot;&amp;[.B47]&amp;&quot;',&quot;" office:value-type="string" office:string-value="[46] = 'euf_sarge_lvl2',">
            <text:p>[46] = 'euf_sarge_lvl2',</text:p>
          </table:table-cell>
        </table:table-row>
        <table:table-row table:style-name="ro2">
          <table:table-cell table:formula="of:=[.A47]+1" office:value-type="float" office:value="47">
            <text:p>47</text:p>
          </table:table-cell>
          <table:table-cell office:value-type="string">
            <text:p>euf_sarge_lvl3</text:p>
          </table:table-cell>
          <table:table-cell table:formula="of:=&quot;[&quot;&amp;[.A48]&amp;&quot;] = '&quot;&amp;[.B48]&amp;&quot;',&quot;" office:value-type="string" office:string-value="[47] = 'euf_sarge_lvl3',">
            <text:p>[47] = 'euf_sarge_lvl3',</text:p>
          </table:table-cell>
        </table:table-row>
        <table:table-row table:style-name="ro2">
          <table:table-cell table:formula="of:=[.A48]+1" office:value-type="float" office:value="48">
            <text:p>48</text:p>
          </table:table-cell>
          <table:table-cell office:value-type="string">
            <text:p>euf_sarge_lvl4</text:p>
          </table:table-cell>
          <table:table-cell table:formula="of:=&quot;[&quot;&amp;[.A49]&amp;&quot;] = '&quot;&amp;[.B49]&amp;&quot;',&quot;" office:value-type="string" office:string-value="[48] = 'euf_sarge_lvl4',">
            <text:p>[48] = 'euf_sarge_lvl4',</text:p>
          </table:table-cell>
        </table:table-row>
        <table:table-row table:style-name="ro2">
          <table:table-cell table:formula="of:=[.A49]+1" office:value-type="float" office:value="49">
            <text:p>49</text:p>
          </table:table-cell>
          <table:table-cell office:value-type="string">
            <text:p>euf_sarge_lvl5</text:p>
          </table:table-cell>
          <table:table-cell table:formula="of:=&quot;[&quot;&amp;[.A50]&amp;&quot;] = '&quot;&amp;[.B50]&amp;&quot;',&quot;" office:value-type="string" office:string-value="[49] = 'euf_sarge_lvl5',">
            <text:p>[49] = 'euf_sarge_lvl5',</text:p>
          </table:table-cell>
        </table:table-row>
        <table:table-row table:style-name="ro2">
          <table:table-cell table:formula="of:=[.A50]+1" office:value-type="float" office:value="50">
            <text:p>50</text:p>
          </table:table-cell>
          <table:table-cell office:value-type="string">
            <text:p>euf_sarge_lvl6</text:p>
          </table:table-cell>
          <table:table-cell table:formula="of:=&quot;[&quot;&amp;[.A51]&amp;&quot;] = '&quot;&amp;[.B51]&amp;&quot;',&quot;" office:value-type="string" office:string-value="[50] = 'euf_sarge_lvl6',">
            <text:p>[50] = 'euf_sarge_lvl6',</text:p>
          </table:table-cell>
        </table:table-row>
        <table:table-row table:style-name="ro2">
          <table:table-cell table:formula="of:=[.A51]+1" office:value-type="float" office:value="51">
            <text:p>51</text:p>
          </table:table-cell>
          <table:table-cell office:value-type="string">
            <text:p>euf_sarge_lvl7</text:p>
          </table:table-cell>
          <table:table-cell table:formula="of:=&quot;[&quot;&amp;[.A52]&amp;&quot;] = '&quot;&amp;[.B52]&amp;&quot;',&quot;" office:value-type="string" office:string-value="[51] = 'euf_sarge_lvl7',">
            <text:p>[51] = 'euf_sarge_lvl7',</text:p>
          </table:table-cell>
        </table:table-row>
        <table:table-row table:style-name="ro2">
          <table:table-cell table:formula="of:=[.A52]+1" office:value-type="float" office:value="52">
            <text:p>52</text:p>
          </table:table-cell>
          <table:table-cell office:value-type="string">
            <text:p>euf_sarge_lvl8</text:p>
          </table:table-cell>
          <table:table-cell table:formula="of:=&quot;[&quot;&amp;[.A53]&amp;&quot;] = '&quot;&amp;[.B53]&amp;&quot;',&quot;" office:value-type="string" office:string-value="[52] = 'euf_sarge_lvl8',">
            <text:p>[52] = 'euf_sarge_lvl8',</text:p>
          </table:table-cell>
        </table:table-row>
        <table:table-row table:style-name="ro2">
          <table:table-cell table:formula="of:=[.A53]+1" office:value-type="float" office:value="53">
            <text:p>53</text:p>
          </table:table-cell>
          <table:table-cell office:value-type="string">
            <text:p>euf_sarge_lvl9</text:p>
          </table:table-cell>
          <table:table-cell table:formula="of:=&quot;[&quot;&amp;[.A54]&amp;&quot;] = '&quot;&amp;[.B54]&amp;&quot;',&quot;" office:value-type="string" office:string-value="[53] = 'euf_sarge_lvl9',">
            <text:p>[53] = 'euf_sarge_lvl9',</text:p>
          </table:table-cell>
        </table:table-row>
        <table:table-row table:style-name="ro2">
          <table:table-cell table:formula="of:=[.A54]+1" office:value-type="float" office:value="54">
            <text:p>54</text:p>
          </table:table-cell>
          <table:table-cell office:value-type="string">
            <text:p>euf_scorpion</text:p>
          </table:table-cell>
          <table:table-cell table:formula="of:=&quot;[&quot;&amp;[.A55]&amp;&quot;] = '&quot;&amp;[.B55]&amp;&quot;',&quot;" office:value-type="string" office:string-value="[54] = 'euf_scorpion',">
            <text:p>[54] = 'euf_scorpion',</text:p>
          </table:table-cell>
        </table:table-row>
        <table:table-row table:style-name="ro2">
          <table:table-cell table:formula="of:=[.A55]+1" office:value-type="float" office:value="55">
            <text:p>55</text:p>
          </table:table-cell>
          <table:table-cell office:value-type="string">
            <text:p>euf_scorpion_ai</text:p>
          </table:table-cell>
          <table:table-cell table:formula="of:=&quot;[&quot;&amp;[.A56]&amp;&quot;] = '&quot;&amp;[.B56]&amp;&quot;',&quot;" office:value-type="string" office:string-value="[55] = 'euf_scorpion_ai',">
            <text:p>[55] = 'euf_scorpion_ai',</text:p>
          </table:table-cell>
        </table:table-row>
        <table:table-row table:style-name="ro2">
          <table:table-cell table:formula="of:=[.A56]+1" office:value-type="float" office:value="56">
            <text:p>56</text:p>
          </table:table-cell>
          <table:table-cell office:value-type="string">
            <text:p>euf_scorpion_burrowed</text:p>
          </table:table-cell>
          <table:table-cell table:formula="of:=&quot;[&quot;&amp;[.A57]&amp;&quot;] = '&quot;&amp;[.B57]&amp;&quot;',&quot;" office:value-type="string" office:string-value="[56] = 'euf_scorpion_burrowed',">
            <text:p>[56] = 'euf_scorpion_burrowed',</text:p>
          </table:table-cell>
        </table:table-row>
        <table:table-row table:style-name="ro2">
          <table:table-cell table:formula="of:=[.A57]+1" office:value-type="float" office:value="57">
            <text:p>57</text:p>
          </table:table-cell>
          <table:table-cell office:value-type="string">
            <text:p>euf_scout</text:p>
          </table:table-cell>
          <table:table-cell table:formula="of:=&quot;[&quot;&amp;[.A58]&amp;&quot;] = '&quot;&amp;[.B58]&amp;&quot;',&quot;" office:value-type="string" office:string-value="[57] = 'euf_scout',">
            <text:p>[57] = 'euf_scout',</text:p>
          </table:table-cell>
        </table:table-row>
        <table:table-row table:style-name="ro2">
          <table:table-cell table:formula="of:=[.A58]+1" office:value-type="float" office:value="58">
            <text:p>58</text:p>
          </table:table-cell>
          <table:table-cell office:value-type="string">
            <text:p>euf_scoutdrone</text:p>
          </table:table-cell>
          <table:table-cell table:formula="of:=&quot;[&quot;&amp;[.A59]&amp;&quot;] = '&quot;&amp;[.B59]&amp;&quot;',&quot;" office:value-type="string" office:string-value="[58] = 'euf_scoutdrone',">
            <text:p>[58] = 'euf_scoutdrone',</text:p>
          </table:table-cell>
        </table:table-row>
        <table:table-row table:style-name="ro2">
          <table:table-cell table:formula="of:=[.A59]+1" office:value-type="float" office:value="59">
            <text:p>59</text:p>
          </table:table-cell>
          <table:table-cell office:value-type="string">
            <text:p>euf_sensorbot</text:p>
          </table:table-cell>
          <table:table-cell table:formula="of:=&quot;[&quot;&amp;[.A60]&amp;&quot;] = '&quot;&amp;[.B60]&amp;&quot;',&quot;" office:value-type="string" office:string-value="[59] = 'euf_sensorbot',">
            <text:p>[59] = 'euf_sensorbot',</text:p>
          </table:table-cell>
        </table:table-row>
        <table:table-row table:style-name="ro2">
          <table:table-cell table:formula="of:=[.A60]+1" office:value-type="float" office:value="60">
            <text:p>60</text:p>
          </table:table-cell>
          <table:table-cell office:value-type="string">
            <text:p>euf_sniper</text:p>
          </table:table-cell>
          <table:table-cell table:formula="of:=&quot;[&quot;&amp;[.A61]&amp;&quot;] = '&quot;&amp;[.B61]&amp;&quot;',&quot;" office:value-type="string" office:string-value="[60] = 'euf_sniper',">
            <text:p>[60] = 'euf_sniper',</text:p>
          </table:table-cell>
        </table:table-row>
        <table:table-row table:style-name="ro2">
          <table:table-cell table:formula="of:=[.A61]+1" office:value-type="float" office:value="61">
            <text:p>61</text:p>
          </table:table-cell>
          <table:table-cell office:value-type="string">
            <text:p>euf_sniper_ai</text:p>
          </table:table-cell>
          <table:table-cell table:formula="of:=&quot;[&quot;&amp;[.A62]&amp;&quot;] = '&quot;&amp;[.B62]&amp;&quot;',&quot;" office:value-type="string" office:string-value="[61] = 'euf_sniper_ai',">
            <text:p>[61] = 'euf_sniper_ai',</text:p>
          </table:table-cell>
        </table:table-row>
        <table:table-row table:style-name="ro2">
          <table:table-cell table:formula="of:=[.A62]+1" office:value-type="float" office:value="62">
            <text:p>62</text:p>
          </table:table-cell>
          <table:table-cell office:value-type="string">
            <text:p>euf_solar</text:p>
          </table:table-cell>
          <table:table-cell table:formula="of:=&quot;[&quot;&amp;[.A63]&amp;&quot;] = '&quot;&amp;[.B63]&amp;&quot;',&quot;" office:value-type="string" office:string-value="[62] = 'euf_solar',">
            <text:p>[62] = 'euf_solar',</text:p>
          </table:table-cell>
        </table:table-row>
        <table:table-row table:style-name="ro2">
          <table:table-cell table:formula="of:=[.A63]+1" office:value-type="float" office:value="63">
            <text:p>63</text:p>
          </table:table-cell>
          <table:table-cell office:value-type="string">
            <text:p>euf_start</text:p>
          </table:table-cell>
          <table:table-cell table:formula="of:=&quot;[&quot;&amp;[.A64]&amp;&quot;] = '&quot;&amp;[.B64]&amp;&quot;',&quot;" office:value-type="string" office:string-value="[63] = 'euf_start',">
            <text:p>[63] = 'euf_start',</text:p>
          </table:table-cell>
        </table:table-row>
        <table:table-row table:style-name="ro2">
          <table:table-cell table:formula="of:=[.A64]+1" office:value-type="float" office:value="64">
            <text:p>64</text:p>
          </table:table-cell>
          <table:table-cell office:value-type="string">
            <text:p>euf_storage</text:p>
          </table:table-cell>
          <table:table-cell table:formula="of:=&quot;[&quot;&amp;[.A65]&amp;&quot;] = '&quot;&amp;[.B65]&amp;&quot;',&quot;" office:value-type="string" office:string-value="[64] = 'euf_storage',">
            <text:p>[64] = 'euf_storage',</text:p>
          </table:table-cell>
        </table:table-row>
        <table:table-row table:style-name="ro2">
          <table:table-cell table:formula="of:=[.A65]+1" office:value-type="float" office:value="65">
            <text:p>65</text:p>
          </table:table-cell>
          <table:table-cell office:value-type="string">
            <text:p>euf_tank</text:p>
          </table:table-cell>
          <table:table-cell table:formula="of:=&quot;[&quot;&amp;[.A66]&amp;&quot;] = '&quot;&amp;[.B66]&amp;&quot;',&quot;" office:value-type="string" office:string-value="[65] = 'euf_tank',">
            <text:p>[65] = 'euf_tank',</text:p>
          </table:table-cell>
        </table:table-row>
        <table:table-row table:style-name="ro2">
          <table:table-cell table:formula="of:=[.A66]+1" office:value-type="float" office:value="66">
            <text:p>66</text:p>
          </table:table-cell>
          <table:table-cell office:value-type="string">
            <text:p>euf_techcenter</text:p>
          </table:table-cell>
          <table:table-cell table:formula="of:=&quot;[&quot;&amp;[.A67]&amp;&quot;] = '&quot;&amp;[.B67]&amp;&quot;',&quot;" office:value-type="string" office:string-value="[66] = 'euf_techcenter',">
            <text:p>[66] = 'euf_techcenter',</text:p>
          </table:table-cell>
        </table:table-row>
        <table:table-row table:style-name="ro2">
          <table:table-cell table:formula="of:=[.A67]+1" office:value-type="float" office:value="67">
            <text:p>67</text:p>
          </table:table-cell>
          <table:table-cell office:value-type="string">
            <text:p>euf_techcenter_nuke</text:p>
          </table:table-cell>
          <table:table-cell table:formula="of:=&quot;[&quot;&amp;[.A68]&amp;&quot;] = '&quot;&amp;[.B68]&amp;&quot;',&quot;" office:value-type="string" office:string-value="[67] = 'euf_techcenter_nuke',">
            <text:p>[67] = 'euf_techcenter_nuke',</text:p>
          </table:table-cell>
        </table:table-row>
        <table:table-row table:style-name="ro2">
          <table:table-cell table:formula="of:=[.A68]+1" office:value-type="float" office:value="68">
            <text:p>68</text:p>
          </table:table-cell>
          <table:table-cell office:value-type="string">
            <text:p>euf_techcenter_shield</text:p>
          </table:table-cell>
          <table:table-cell table:formula="of:=&quot;[&quot;&amp;[.A69]&amp;&quot;] = '&quot;&amp;[.B69]&amp;&quot;',&quot;" office:value-type="string" office:string-value="[68] = 'euf_techcenter_shield',">
            <text:p>[68] = 'euf_techcenter_shield',</text:p>
          </table:table-cell>
        </table:table-row>
        <table:table-row table:style-name="ro2">
          <table:table-cell table:formula="of:=[.A69]+1" office:value-type="float" office:value="69">
            <text:p>69</text:p>
          </table:table-cell>
          <table:table-cell office:value-type="string">
            <text:p>euf_techcenter_shield_ai</text:p>
          </table:table-cell>
          <table:table-cell table:formula="of:=&quot;[&quot;&amp;[.A70]&amp;&quot;] = '&quot;&amp;[.B70]&amp;&quot;',&quot;" office:value-type="string" office:string-value="[69] = 'euf_techcenter_shield_ai',">
            <text:p>[69] = 'euf_techcenter_shield_ai',</text:p>
          </table:table-cell>
        </table:table-row>
        <table:table-row table:style-name="ro2">
          <table:table-cell table:formula="of:=[.A70]+1" office:value-type="float" office:value="70">
            <text:p>70</text:p>
          </table:table-cell>
          <table:table-cell office:value-type="string">
            <text:p>euf_transport</text:p>
          </table:table-cell>
          <table:table-cell table:formula="of:=&quot;[&quot;&amp;[.A71]&amp;&quot;] = '&quot;&amp;[.B71]&amp;&quot;',&quot;" office:value-type="string" office:string-value="[70] = 'euf_transport',">
            <text:p>[70] = 'euf_transport',</text:p>
          </table:table-cell>
        </table:table-row>
        <table:table-row table:style-name="ro2">
          <table:table-cell table:formula="of:=[.A71]+1" office:value-type="float" office:value="71">
            <text:p>71</text:p>
          </table:table-cell>
          <table:table-cell office:value-type="string">
            <text:p>euf_walker</text:p>
          </table:table-cell>
          <table:table-cell table:formula="of:=&quot;[&quot;&amp;[.A72]&amp;&quot;] = '&quot;&amp;[.B72]&amp;&quot;',&quot;" office:value-type="string" office:string-value="[71] = 'euf_walker',">
            <text:p>[71] = 'euf_walker',</text:p>
          </table:table-cell>
        </table:table-row>
        <table:table-row table:style-name="ro2">
          <table:table-cell table:formula="of:=[.A72]+1" office:value-type="float" office:value="72">
            <text:p>72</text:p>
          </table:table-cell>
          <table:table-cell office:value-type="string">
            <text:p>euf_walker_ai</text:p>
          </table:table-cell>
          <table:table-cell table:formula="of:=&quot;[&quot;&amp;[.A73]&amp;&quot;] = '&quot;&amp;[.B73]&amp;&quot;',&quot;" office:value-type="string" office:string-value="[72] = 'euf_walker_ai',">
            <text:p>[72] = 'euf_walker_ai',</text:p>
          </table:table-cell>
        </table:table-row>
        <table:table-row table:style-name="ro2">
          <table:table-cell table:formula="of:=[.A73]+1" office:value-type="float" office:value="73">
            <text:p>73</text:p>
          </table:table-cell>
          <table:table-cell office:value-type="string">
            <text:p>euf_wall_lvl2</text:p>
          </table:table-cell>
          <table:table-cell table:formula="of:=&quot;[&quot;&amp;[.A74]&amp;&quot;] = '&quot;&amp;[.B74]&amp;&quot;',&quot;" office:value-type="string" office:string-value="[73] = 'euf_wall_lvl2',">
            <text:p>[73] = 'euf_wall_lvl2',</text:p>
          </table:table-cell>
        </table:table-row>
        <table:table-row table:style-name="ro2">
          <table:table-cell table:formula="of:=[.A74]+1" office:value-type="float" office:value="74">
            <text:p>74</text:p>
          </table:table-cell>
          <table:table-cell office:value-type="string">
            <text:p>euf_werewolf</text:p>
          </table:table-cell>
          <table:table-cell table:formula="of:=&quot;[&quot;&amp;[.A75]&amp;&quot;] = '&quot;&amp;[.B75]&amp;&quot;',&quot;" office:value-type="string" office:string-value="[74] = 'euf_werewolf',">
            <text:p>[74] = 'euf_werewolf',</text:p>
          </table:table-cell>
        </table:table-row>
        <table:table-row table:style-name="ro2">
          <table:table-cell table:formula="of:=[.A75]+1" office:value-type="float" office:value="75">
            <text:p>75</text:p>
          </table:table-cell>
          <table:table-cell office:value-type="string">
            <text:p>euf_wolf</text:p>
          </table:table-cell>
          <table:table-cell table:formula="of:=&quot;[&quot;&amp;[.A76]&amp;&quot;] = '&quot;&amp;[.B76]&amp;&quot;',&quot;" office:value-type="string" office:string-value="[75] = 'euf_wolf',">
            <text:p>[75] = 'euf_wolf',</text:p>
          </table:table-cell>
        </table:table-row>
        <table:table-row table:style-name="ro2">
          <table:table-cell table:formula="of:=[.A76]+1" office:value-type="float" office:value="76">
            <text:p>76</text:p>
          </table:table-cell>
          <table:table-cell office:value-type="string">
            <text:p>pig</text:p>
          </table:table-cell>
          <table:table-cell table:formula="of:=&quot;[&quot;&amp;[.A77]&amp;&quot;] = '&quot;&amp;[.B77]&amp;&quot;',&quot;" office:value-type="string" office:string-value="[76] = 'pig',">
            <text:p>[76] = 'pig',</text:p>
          </table:table-cell>
        </table:table-row>
        <table:table-row table:style-name="ro2">
          <table:table-cell table:formula="of:=[.A77]+1" office:value-type="float" office:value="77">
            <text:p>77</text:p>
          </table:table-cell>
          <table:table-cell office:value-type="string">
            <text:p>tc_acranius</text:p>
          </table:table-cell>
          <table:table-cell table:formula="of:=&quot;[&quot;&amp;[.A78]&amp;&quot;] = '&quot;&amp;[.B78]&amp;&quot;',&quot;" office:value-type="string" office:string-value="[77] = 'tc_acranius',">
            <text:p>[77] = 'tc_acranius',</text:p>
          </table:table-cell>
        </table:table-row>
        <table:table-row table:style-name="ro2">
          <table:table-cell table:formula="of:=[.A78]+1" office:value-type="float" office:value="78">
            <text:p>78</text:p>
          </table:table-cell>
          <table:table-cell office:value-type="string">
            <text:p>tc_agares</text:p>
          </table:table-cell>
          <table:table-cell table:formula="of:=&quot;[&quot;&amp;[.A79]&amp;&quot;] = '&quot;&amp;[.B79]&amp;&quot;',&quot;" office:value-type="string" office:string-value="[78] = 'tc_agares',">
            <text:p>[78] = 'tc_agares',</text:p>
          </table:table-cell>
        </table:table-row>
        <table:table-row table:style-name="ro2">
          <table:table-cell table:formula="of:=[.A79]+1" office:value-type="float" office:value="79">
            <text:p>79</text:p>
          </table:table-cell>
          <table:table-cell office:value-type="string">
            <text:p>tc_altar</text:p>
          </table:table-cell>
          <table:table-cell table:formula="of:=&quot;[&quot;&amp;[.A80]&amp;&quot;] = '&quot;&amp;[.B80]&amp;&quot;',&quot;" office:value-type="string" office:string-value="[79] = 'tc_altar',">
            <text:p>[79] = 'tc_altar',</text:p>
          </table:table-cell>
        </table:table-row>
        <table:table-row table:style-name="ro2">
          <table:table-cell table:formula="of:=[.A80]+1" office:value-type="float" office:value="80">
            <text:p>80</text:p>
          </table:table-cell>
          <table:table-cell office:value-type="string">
            <text:p>tc_altar_hellstorm</text:p>
          </table:table-cell>
          <table:table-cell table:formula="of:=&quot;[&quot;&amp;[.A81]&amp;&quot;] = '&quot;&amp;[.B81]&amp;&quot;',&quot;" office:value-type="string" office:string-value="[80] = 'tc_altar_hellstorm',">
            <text:p>[80] = 'tc_altar_hellstorm',</text:p>
          </table:table-cell>
        </table:table-row>
        <table:table-row table:style-name="ro2">
          <table:table-cell table:formula="of:=[.A81]+1" office:value-type="float" office:value="81">
            <text:p>81</text:p>
          </table:table-cell>
          <table:table-cell office:value-type="string">
            <text:p>tc_belial</text:p>
          </table:table-cell>
          <table:table-cell table:formula="of:=&quot;[&quot;&amp;[.A82]&amp;&quot;] = '&quot;&amp;[.B82]&amp;&quot;',&quot;" office:value-type="string" office:string-value="[81] = 'tc_belial',">
            <text:p>[81] = 'tc_belial',</text:p>
          </table:table-cell>
        </table:table-row>
        <table:table-row table:style-name="ro2">
          <table:table-cell table:formula="of:=[.A82]+1" office:value-type="float" office:value="82">
            <text:p>82</text:p>
          </table:table-cell>
          <table:table-cell office:value-type="string">
            <text:p>tc_blade</text:p>
          </table:table-cell>
          <table:table-cell table:formula="of:=&quot;[&quot;&amp;[.A83]&amp;&quot;] = '&quot;&amp;[.B83]&amp;&quot;',&quot;" office:value-type="string" office:string-value="[82] = 'tc_blade',">
            <text:p>[82] = 'tc_blade',</text:p>
          </table:table-cell>
        </table:table-row>
        <table:table-row table:style-name="ro2">
          <table:table-cell table:formula="of:=[.A83]+1" office:value-type="float" office:value="83">
            <text:p>83</text:p>
          </table:table-cell>
          <table:table-cell office:value-type="string">
            <text:p>tc_bonebeast</text:p>
          </table:table-cell>
          <table:table-cell table:formula="of:=&quot;[&quot;&amp;[.A84]&amp;&quot;] = '&quot;&amp;[.B84]&amp;&quot;',&quot;" office:value-type="string" office:string-value="[83] = 'tc_bonebeast',">
            <text:p>[83] = 'tc_bonebeast',</text:p>
          </table:table-cell>
        </table:table-row>
        <table:table-row table:style-name="ro2">
          <table:table-cell table:formula="of:=[.A84]+1" office:value-type="float" office:value="84">
            <text:p>84</text:p>
          </table:table-cell>
          <table:table-cell office:value-type="string">
            <text:p>tc_crawler</text:p>
          </table:table-cell>
          <table:table-cell table:formula="of:=&quot;[&quot;&amp;[.A85]&amp;&quot;] = '&quot;&amp;[.B85]&amp;&quot;',&quot;" office:value-type="string" office:string-value="[84] = 'tc_crawler',">
            <text:p>[84] = 'tc_crawler',</text:p>
          </table:table-cell>
        </table:table-row>
        <table:table-row table:style-name="ro2">
          <table:table-cell table:formula="of:=[.A85]+1" office:value-type="float" office:value="85">
            <text:p>85</text:p>
          </table:table-cell>
          <table:table-cell office:value-type="string">
            <text:p>tc_cursedhand</text:p>
          </table:table-cell>
          <table:table-cell table:formula="of:=&quot;[&quot;&amp;[.A86]&amp;&quot;] = '&quot;&amp;[.B86]&amp;&quot;',&quot;" office:value-type="string" office:string-value="[85] = 'tc_cursedhand',">
            <text:p>[85] = 'tc_cursedhand',</text:p>
          </table:table-cell>
        </table:table-row>
        <table:table-row table:style-name="ro2">
          <table:table-cell table:formula="of:=[.A86]+1" office:value-type="float" office:value="86">
            <text:p>86</text:p>
          </table:table-cell>
          <table:table-cell office:value-type="string">
            <text:p>tc_cursedhand_survival</text:p>
          </table:table-cell>
          <table:table-cell table:formula="of:=&quot;[&quot;&amp;[.A87]&amp;&quot;] = '&quot;&amp;[.B87]&amp;&quot;',&quot;" office:value-type="string" office:string-value="[86] = 'tc_cursedhand_survival',">
            <text:p>[86] = 'tc_cursedhand_survival',</text:p>
          </table:table-cell>
        </table:table-row>
        <table:table-row table:style-name="ro2">
          <table:table-cell table:formula="of:=[.A87]+1" office:value-type="float" office:value="87">
            <text:p>87</text:p>
          </table:table-cell>
          <table:table-cell office:value-type="string">
            <text:p>tc_damnedportal</text:p>
          </table:table-cell>
          <table:table-cell table:formula="of:=&quot;[&quot;&amp;[.A88]&amp;&quot;] = '&quot;&amp;[.B88]&amp;&quot;',&quot;" office:value-type="string" office:string-value="[87] = 'tc_damnedportal',">
            <text:p>[87] = 'tc_damnedportal',</text:p>
          </table:table-cell>
        </table:table-row>
        <table:table-row table:style-name="ro2">
          <table:table-cell table:formula="of:=[.A88]+1" office:value-type="float" office:value="88">
            <text:p>88</text:p>
          </table:table-cell>
          <table:table-cell office:value-type="string">
            <text:p>tc_damnedportal_ai</text:p>
          </table:table-cell>
          <table:table-cell table:formula="of:=&quot;[&quot;&amp;[.A89]&amp;&quot;] = '&quot;&amp;[.B89]&amp;&quot;',&quot;" office:value-type="string" office:string-value="[88] = 'tc_damnedportal_ai',">
            <text:p>[88] = 'tc_damnedportal_ai',</text:p>
          </table:table-cell>
        </table:table-row>
        <table:table-row table:style-name="ro2">
          <table:table-cell table:formula="of:=[.A89]+1" office:value-type="float" office:value="89">
            <text:p>89</text:p>
          </table:table-cell>
          <table:table-cell office:value-type="string">
            <text:p>tc_darkassembler</text:p>
          </table:table-cell>
          <table:table-cell table:formula="of:=&quot;[&quot;&amp;[.A90]&amp;&quot;] = '&quot;&amp;[.B90]&amp;&quot;',&quot;" office:value-type="string" office:string-value="[89] = 'tc_darkassembler',">
            <text:p>[89] = 'tc_darkassembler',</text:p>
          </table:table-cell>
        </table:table-row>
        <table:table-row table:style-name="ro2">
          <table:table-cell table:formula="of:=[.A90]+1" office:value-type="float" office:value="90">
            <text:p>90</text:p>
          </table:table-cell>
          <table:table-cell office:value-type="string">
            <text:p>tc_deathwalker</text:p>
          </table:table-cell>
          <table:table-cell table:formula="of:=&quot;[&quot;&amp;[.A91]&amp;&quot;] = '&quot;&amp;[.B91]&amp;&quot;',&quot;" office:value-type="string" office:string-value="[90] = 'tc_deathwalker',">
            <text:p>[90] = 'tc_deathwalker',</text:p>
          </table:table-cell>
        </table:table-row>
        <table:table-row table:style-name="ro2">
          <table:table-cell table:formula="of:=[.A91]+1" office:value-type="float" office:value="91">
            <text:p>91</text:p>
          </table:table-cell>
          <table:table-cell office:value-type="string">
            <text:p>tc_defender</text:p>
          </table:table-cell>
          <table:table-cell table:formula="of:=&quot;[&quot;&amp;[.A92]&amp;&quot;] = '&quot;&amp;[.B92]&amp;&quot;',&quot;" office:value-type="string" office:string-value="[91] = 'tc_defender',">
            <text:p>[91] = 'tc_defender',</text:p>
          </table:table-cell>
        </table:table-row>
        <table:table-row table:style-name="ro2">
          <table:table-cell table:formula="of:=[.A92]+1" office:value-type="float" office:value="92">
            <text:p>92</text:p>
          </table:table-cell>
          <table:table-cell office:value-type="string">
            <text:p>tc_defender_survival</text:p>
          </table:table-cell>
          <table:table-cell table:formula="of:=&quot;[&quot;&amp;[.A93]&amp;&quot;] = '&quot;&amp;[.B93]&amp;&quot;',&quot;" office:value-type="string" office:string-value="[92] = 'tc_defender_survival',">
            <text:p>[92] = 'tc_defender_survival',</text:p>
          </table:table-cell>
        </table:table-row>
        <table:table-row table:style-name="ro2">
          <table:table-cell table:formula="of:=[.A93]+1" office:value-type="float" office:value="93">
            <text:p>93</text:p>
          </table:table-cell>
          <table:table-cell office:value-type="string">
            <text:p>tc_dragon</text:p>
          </table:table-cell>
          <table:table-cell table:formula="of:=&quot;[&quot;&amp;[.A94]&amp;&quot;] = '&quot;&amp;[.B94]&amp;&quot;',&quot;" office:value-type="string" office:string-value="[93] = 'tc_dragon',">
            <text:p>[93] = 'tc_dragon',</text:p>
          </table:table-cell>
        </table:table-row>
        <table:table-row table:style-name="ro2">
          <table:table-cell table:formula="of:=[.A94]+1" office:value-type="float" office:value="94">
            <text:p>94</text:p>
          </table:table-cell>
          <table:table-cell office:value-type="string">
            <text:p>tc_dragonqueen</text:p>
          </table:table-cell>
          <table:table-cell table:formula="of:=&quot;[&quot;&amp;[.A95]&amp;&quot;] = '&quot;&amp;[.B95]&amp;&quot;',&quot;" office:value-type="string" office:string-value="[94] = 'tc_dragonqueen',">
            <text:p>[94] = 'tc_dragonqueen',</text:p>
          </table:table-cell>
        </table:table-row>
        <table:table-row table:style-name="ro2">
          <table:table-cell table:formula="of:=[.A95]+1" office:value-type="float" office:value="95">
            <text:p>95</text:p>
          </table:table-cell>
          <table:table-cell office:value-type="string">
            <text:p>tc_enforcer</text:p>
          </table:table-cell>
          <table:table-cell table:formula="of:=&quot;[&quot;&amp;[.A96]&amp;&quot;] = '&quot;&amp;[.B96]&amp;&quot;',&quot;" office:value-type="string" office:string-value="[95] = 'tc_enforcer',">
            <text:p>[95] = 'tc_enforcer',</text:p>
          </table:table-cell>
        </table:table-row>
        <table:table-row table:style-name="ro2">
          <table:table-cell table:formula="of:=[.A96]+1" office:value-type="float" office:value="96">
            <text:p>96</text:p>
          </table:table-cell>
          <table:table-cell office:value-type="string">
            <text:p>tc_ghoul</text:p>
          </table:table-cell>
          <table:table-cell table:formula="of:=&quot;[&quot;&amp;[.A97]&amp;&quot;] = '&quot;&amp;[.B97]&amp;&quot;',&quot;" office:value-type="string" office:string-value="[96] = 'tc_ghoul',">
            <text:p>[96] = 'tc_ghoul',</text:p>
          </table:table-cell>
        </table:table-row>
        <table:table-row table:style-name="ro2">
          <table:table-cell table:formula="of:=[.A97]+1" office:value-type="float" office:value="97">
            <text:p>97</text:p>
          </table:table-cell>
          <table:table-cell office:value-type="string">
            <text:p>tc_gunner</text:p>
          </table:table-cell>
          <table:table-cell table:formula="of:=&quot;[&quot;&amp;[.A98]&amp;&quot;] = '&quot;&amp;[.B98]&amp;&quot;',&quot;" office:value-type="string" office:string-value="[97] = 'tc_gunner',">
            <text:p>[97] = 'tc_gunner',</text:p>
          </table:table-cell>
        </table:table-row>
        <table:table-row table:style-name="ro2">
          <table:table-cell table:formula="of:=[.A98]+1" office:value-type="float" office:value="98">
            <text:p>98</text:p>
          </table:table-cell>
          <table:table-cell office:value-type="string">
            <text:p>tc_heart</text:p>
          </table:table-cell>
          <table:table-cell table:formula="of:=&quot;[&quot;&amp;[.A99]&amp;&quot;] = '&quot;&amp;[.B99]&amp;&quot;',&quot;" office:value-type="string" office:string-value="[98] = 'tc_heart',">
            <text:p>[98] = 'tc_heart',</text:p>
          </table:table-cell>
        </table:table-row>
        <table:table-row table:style-name="ro2">
          <table:table-cell table:formula="of:=[.A99]+1" office:value-type="float" office:value="99">
            <text:p>99</text:p>
          </table:table-cell>
          <table:table-cell office:value-type="string">
            <text:p>tc_heart_ai</text:p>
          </table:table-cell>
          <table:table-cell table:formula="of:=&quot;[&quot;&amp;[.A100]&amp;&quot;] = '&quot;&amp;[.B100]&amp;&quot;',&quot;" office:value-type="string" office:string-value="[99] = 'tc_heart_ai',">
            <text:p>[99] = 'tc_heart_ai',</text:p>
          </table:table-cell>
        </table:table-row>
        <table:table-row table:style-name="ro2">
          <table:table-cell table:formula="of:=[.A100]+1" office:value-type="float" office:value="100">
            <text:p>100</text:p>
          </table:table-cell>
          <table:table-cell office:value-type="string">
            <text:p>tc_hellfire</text:p>
          </table:table-cell>
          <table:table-cell table:formula="of:=&quot;[&quot;&amp;[.A101]&amp;&quot;] = '&quot;&amp;[.B101]&amp;&quot;',&quot;" office:value-type="string" office:string-value="[100] = 'tc_hellfire',">
            <text:p>[100] = 'tc_hellfire',</text:p>
          </table:table-cell>
        </table:table-row>
        <table:table-row table:style-name="ro2">
          <table:table-cell table:formula="of:=[.A101]+1" office:value-type="float" office:value="101">
            <text:p>101</text:p>
          </table:table-cell>
          <table:table-cell office:value-type="string">
            <text:p>tc_kaboom</text:p>
          </table:table-cell>
          <table:table-cell table:formula="of:=&quot;[&quot;&amp;[.A102]&amp;&quot;] = '&quot;&amp;[.B102]&amp;&quot;',&quot;" office:value-type="string" office:string-value="[101] = 'tc_kaboom',">
            <text:p>[101] = 'tc_kaboom',</text:p>
          </table:table-cell>
        </table:table-row>
        <table:table-row table:style-name="ro2">
          <table:table-cell table:formula="of:=[.A102]+1" office:value-type="float" office:value="102">
            <text:p>102</text:p>
          </table:table-cell>
          <table:table-cell office:value-type="string">
            <text:p>tc_lich</text:p>
          </table:table-cell>
          <table:table-cell table:formula="of:=&quot;[&quot;&amp;[.A103]&amp;&quot;] = '&quot;&amp;[.B103]&amp;&quot;',&quot;" office:value-type="string" office:string-value="[102] = 'tc_lich',">
            <text:p>[102] = 'tc_lich',</text:p>
          </table:table-cell>
        </table:table-row>
        <table:table-row table:style-name="ro2">
          <table:table-cell table:formula="of:=[.A103]+1" office:value-type="float" office:value="103">
            <text:p>103</text:p>
          </table:table-cell>
          <table:table-cell office:value-type="string">
            <text:p>tc_lich_ai</text:p>
          </table:table-cell>
          <table:table-cell table:formula="of:=&quot;[&quot;&amp;[.A104]&amp;&quot;] = '&quot;&amp;[.B104]&amp;&quot;',&quot;" office:value-type="string" office:string-value="[103] = 'tc_lich_ai',">
            <text:p>[103] = 'tc_lich_ai',</text:p>
          </table:table-cell>
        </table:table-row>
        <table:table-row table:style-name="ro2">
          <table:table-cell table:formula="of:=[.A104]+1" office:value-type="float" office:value="104">
            <text:p>104</text:p>
          </table:table-cell>
          <table:table-cell office:value-type="string">
            <text:p>tc_lich_sum</text:p>
          </table:table-cell>
          <table:table-cell table:formula="of:=&quot;[&quot;&amp;[.A105]&amp;&quot;] = '&quot;&amp;[.B105]&amp;&quot;',&quot;" office:value-type="string" office:string-value="[104] = 'tc_lich_sum',">
            <text:p>[104] = 'tc_lich_sum',</text:p>
          </table:table-cell>
        </table:table-row>
        <table:table-row table:style-name="ro2">
          <table:table-cell table:formula="of:=[.A105]+1" office:value-type="float" office:value="105">
            <text:p>105</text:p>
          </table:table-cell>
          <table:table-cell office:value-type="string">
            <text:p>tc_mage</text:p>
          </table:table-cell>
          <table:table-cell table:formula="of:=&quot;[&quot;&amp;[.A106]&amp;&quot;] = '&quot;&amp;[.B106]&amp;&quot;',&quot;" office:value-type="string" office:string-value="[105] = 'tc_mage',">
            <text:p>[105] = 'tc_mage',</text:p>
          </table:table-cell>
        </table:table-row>
        <table:table-row table:style-name="ro2">
          <table:table-cell table:formula="of:=[.A106]+1" office:value-type="float" office:value="106">
            <text:p>106</text:p>
          </table:table-cell>
          <table:table-cell office:value-type="string">
            <text:p>tc_mancubus</text:p>
          </table:table-cell>
          <table:table-cell table:formula="of:=&quot;[&quot;&amp;[.A107]&amp;&quot;] = '&quot;&amp;[.B107]&amp;&quot;',&quot;" office:value-type="string" office:string-value="[106] = 'tc_mancubus',">
            <text:p>[106] = 'tc_mancubus',</text:p>
          </table:table-cell>
        </table:table-row>
        <table:table-row table:style-name="ro2">
          <table:table-cell table:formula="of:=[.A107]+1" office:value-type="float" office:value="107">
            <text:p>107</text:p>
          </table:table-cell>
          <table:table-cell office:value-type="string">
            <text:p>tc_mermeoth</text:p>
          </table:table-cell>
          <table:table-cell table:formula="of:=&quot;[&quot;&amp;[.A108]&amp;&quot;] = '&quot;&amp;[.B108]&amp;&quot;',&quot;" office:value-type="string" office:string-value="[107] = 'tc_mermeoth',">
            <text:p>[107] = 'tc_mermeoth',</text:p>
          </table:table-cell>
        </table:table-row>
        <table:table-row table:style-name="ro2">
          <table:table-cell table:formula="of:=[.A108]+1" office:value-type="float" office:value="108">
            <text:p>108</text:p>
          </table:table-cell>
          <table:table-cell office:value-type="string">
            <text:p>tc_metalextractor_lvl1</text:p>
          </table:table-cell>
          <table:table-cell table:formula="of:=&quot;[&quot;&amp;[.A109]&amp;&quot;] = '&quot;&amp;[.B109]&amp;&quot;',&quot;" office:value-type="string" office:string-value="[108] = 'tc_metalextractor_lvl1',">
            <text:p>[108] = 'tc_metalextractor_lvl1',</text:p>
          </table:table-cell>
        </table:table-row>
        <table:table-row table:style-name="ro2">
          <table:table-cell table:formula="of:=[.A109]+1" office:value-type="float" office:value="109">
            <text:p>109</text:p>
          </table:table-cell>
          <table:table-cell office:value-type="string">
            <text:p>tc_metalextractor_lvl2</text:p>
          </table:table-cell>
          <table:table-cell table:formula="of:=&quot;[&quot;&amp;[.A110]&amp;&quot;] = '&quot;&amp;[.B110]&amp;&quot;',&quot;" office:value-type="string" office:string-value="[109] = 'tc_metalextractor_lvl2',">
            <text:p>[109] = 'tc_metalextractor_lvl2',</text:p>
          </table:table-cell>
        </table:table-row>
        <table:table-row table:style-name="ro2">
          <table:table-cell table:formula="of:=[.A110]+1" office:value-type="float" office:value="110">
            <text:p>110</text:p>
          </table:table-cell>
          <table:table-cell office:value-type="string">
            <text:p>tc_necromancer</text:p>
          </table:table-cell>
          <table:table-cell table:formula="of:=&quot;[&quot;&amp;[.A111]&amp;&quot;] = '&quot;&amp;[.B111]&amp;&quot;',&quot;" office:value-type="string" office:string-value="[110] = 'tc_necromancer',">
            <text:p>[110] = 'tc_necromancer',</text:p>
          </table:table-cell>
        </table:table-row>
        <table:table-row table:style-name="ro2">
          <table:table-cell table:formula="of:=[.A111]+1" office:value-type="float" office:value="111">
            <text:p>111</text:p>
          </table:table-cell>
          <table:table-cell office:value-type="string">
            <text:p>tc_necromancer_sum</text:p>
          </table:table-cell>
          <table:table-cell table:formula="of:=&quot;[&quot;&amp;[.A112]&amp;&quot;] = '&quot;&amp;[.B112]&amp;&quot;',&quot;" office:value-type="string" office:string-value="[111] = 'tc_necromancer_sum',">
            <text:p>[111] = 'tc_necromancer_sum',</text:p>
          </table:table-cell>
        </table:table-row>
        <table:table-row table:style-name="ro2">
          <table:table-cell table:formula="of:=[.A112]+1" office:value-type="float" office:value="112">
            <text:p>112</text:p>
          </table:table-cell>
          <table:table-cell office:value-type="string">
            <text:p>tc_obelisk</text:p>
          </table:table-cell>
          <table:table-cell table:formula="of:=&quot;[&quot;&amp;[.A113]&amp;&quot;] = '&quot;&amp;[.B113]&amp;&quot;',&quot;" office:value-type="string" office:string-value="[112] = 'tc_obelisk',">
            <text:p>[112] = 'tc_obelisk',</text:p>
          </table:table-cell>
        </table:table-row>
        <table:table-row table:style-name="ro2">
          <table:table-cell table:formula="of:=[.A113]+1" office:value-type="float" office:value="113">
            <text:p>113</text:p>
          </table:table-cell>
          <table:table-cell office:value-type="string">
            <text:p>tc_obelisk_lvl2</text:p>
          </table:table-cell>
          <table:table-cell table:formula="of:=&quot;[&quot;&amp;[.A114]&amp;&quot;] = '&quot;&amp;[.B114]&amp;&quot;',&quot;" office:value-type="string" office:string-value="[113] = 'tc_obelisk_lvl2',">
            <text:p>[113] = 'tc_obelisk_lvl2',</text:p>
          </table:table-cell>
        </table:table-row>
        <table:table-row table:style-name="ro2">
          <table:table-cell table:formula="of:=[.A114]+1" office:value-type="float" office:value="114">
            <text:p>114</text:p>
          </table:table-cell>
          <table:table-cell office:value-type="string">
            <text:p>tc_pestilence</text:p>
          </table:table-cell>
          <table:table-cell table:formula="of:=&quot;[&quot;&amp;[.A115]&amp;&quot;] = '&quot;&amp;[.B115]&amp;&quot;',&quot;" office:value-type="string" office:string-value="[114] = 'tc_pestilence',">
            <text:p>[114] = 'tc_pestilence',</text:p>
          </table:table-cell>
        </table:table-row>
        <table:table-row table:style-name="ro2">
          <table:table-cell table:formula="of:=[.A115]+1" office:value-type="float" office:value="115">
            <text:p>115</text:p>
          </table:table-cell>
          <table:table-cell office:value-type="string">
            <text:p>tc_purgatory</text:p>
          </table:table-cell>
          <table:table-cell table:formula="of:=&quot;[&quot;&amp;[.A116]&amp;&quot;] = '&quot;&amp;[.B116]&amp;&quot;',&quot;" office:value-type="string" office:string-value="[115] = 'tc_purgatory',">
            <text:p>[115] = 'tc_purgatory',</text:p>
          </table:table-cell>
        </table:table-row>
        <table:table-row table:style-name="ro2">
          <table:table-cell table:formula="of:=[.A116]+1" office:value-type="float" office:value="116">
            <text:p>116</text:p>
          </table:table-cell>
          <table:table-cell office:value-type="string">
            <text:p>tc_purgatory_ai</text:p>
          </table:table-cell>
          <table:table-cell table:formula="of:=&quot;[&quot;&amp;[.A117]&amp;&quot;] = '&quot;&amp;[.B117]&amp;&quot;',&quot;" office:value-type="string" office:string-value="[116] = 'tc_purgatory_ai',">
            <text:p>[116] = 'tc_purgatory_ai',</text:p>
          </table:table-cell>
        </table:table-row>
        <table:table-row table:style-name="ro2">
          <table:table-cell table:formula="of:=[.A117]+1" office:value-type="float" office:value="117">
            <text:p>117</text:p>
          </table:table-cell>
          <table:table-cell office:value-type="string">
            <text:p>tc_pyramid</text:p>
          </table:table-cell>
          <table:table-cell table:formula="of:=&quot;[&quot;&amp;[.A118]&amp;&quot;] = '&quot;&amp;[.B118]&amp;&quot;',&quot;" office:value-type="string" office:string-value="[117] = 'tc_pyramid',">
            <text:p>[117] = 'tc_pyramid',</text:p>
          </table:table-cell>
        </table:table-row>
        <table:table-row table:style-name="ro2">
          <table:table-cell table:formula="of:=[.A118]+1" office:value-type="float" office:value="118">
            <text:p>118</text:p>
          </table:table-cell>
          <table:table-cell office:value-type="string">
            <text:p>tc_pyramid_ai</text:p>
          </table:table-cell>
          <table:table-cell table:formula="of:=&quot;[&quot;&amp;[.A119]&amp;&quot;] = '&quot;&amp;[.B119]&amp;&quot;',&quot;" office:value-type="string" office:string-value="[118] = 'tc_pyramid_ai',">
            <text:p>[118] = 'tc_pyramid_ai',</text:p>
          </table:table-cell>
        </table:table-row>
        <table:table-row table:style-name="ro2">
          <table:table-cell table:formula="of:=[.A119]+1" office:value-type="float" office:value="119">
            <text:p>119</text:p>
          </table:table-cell>
          <table:table-cell office:value-type="string">
            <text:p>tc_redeemer</text:p>
          </table:table-cell>
          <table:table-cell table:formula="of:=&quot;[&quot;&amp;[.A120]&amp;&quot;] = '&quot;&amp;[.B120]&amp;&quot;',&quot;" office:value-type="string" office:string-value="[119] = 'tc_redeemer',">
            <text:p>[119] = 'tc_redeemer',</text:p>
          </table:table-cell>
        </table:table-row>
        <table:table-row table:style-name="ro2">
          <table:table-cell table:formula="of:=[.A120]+1" office:value-type="float" office:value="120">
            <text:p>120</text:p>
          </table:table-cell>
          <table:table-cell office:value-type="string">
            <text:p>tc_restless</text:p>
          </table:table-cell>
          <table:table-cell table:formula="of:=&quot;[&quot;&amp;[.A121]&amp;&quot;] = '&quot;&amp;[.B121]&amp;&quot;',&quot;" office:value-type="string" office:string-value="[120] = 'tc_restless',">
            <text:p>[120] = 'tc_restless',</text:p>
          </table:table-cell>
        </table:table-row>
        <table:table-row table:style-name="ro2">
          <table:table-cell table:formula="of:=[.A121]+1" office:value-type="float" office:value="121">
            <text:p>121</text:p>
          </table:table-cell>
          <table:table-cell office:value-type="string">
            <text:p>tc_rictus</text:p>
          </table:table-cell>
          <table:table-cell table:formula="of:=&quot;[&quot;&amp;[.A122]&amp;&quot;] = '&quot;&amp;[.B122]&amp;&quot;',&quot;" office:value-type="string" office:string-value="[121] = 'tc_rictus',">
            <text:p>[121] = 'tc_rictus',</text:p>
          </table:table-cell>
        </table:table-row>
        <table:table-row table:style-name="ro2">
          <table:table-cell table:formula="of:=[.A122]+1" office:value-type="float" office:value="122">
            <text:p>122</text:p>
          </table:table-cell>
          <table:table-cell office:value-type="string">
            <text:p>tc_seeker</text:p>
          </table:table-cell>
          <table:table-cell table:formula="of:=&quot;[&quot;&amp;[.A123]&amp;&quot;] = '&quot;&amp;[.B123]&amp;&quot;',&quot;" office:value-type="string" office:string-value="[122] = 'tc_seeker',">
            <text:p>[122] = 'tc_seeker',</text:p>
          </table:table-cell>
        </table:table-row>
        <table:table-row table:style-name="ro2">
          <table:table-cell table:formula="of:=[.A123]+1" office:value-type="float" office:value="123">
            <text:p>123</text:p>
          </table:table-cell>
          <table:table-cell office:value-type="string">
            <text:p>tc_seer</text:p>
          </table:table-cell>
          <table:table-cell table:formula="of:=&quot;[&quot;&amp;[.A124]&amp;&quot;] = '&quot;&amp;[.B124]&amp;&quot;',&quot;" office:value-type="string" office:string-value="[123] = 'tc_seer',">
            <text:p>[123] = 'tc_seer',</text:p>
          </table:table-cell>
        </table:table-row>
        <table:table-row table:style-name="ro2">
          <table:table-cell table:formula="of:=[.A124]+1" office:value-type="float" office:value="124">
            <text:p>124</text:p>
          </table:table-cell>
          <table:table-cell office:value-type="string">
            <text:p>tc_shade</text:p>
          </table:table-cell>
          <table:table-cell table:formula="of:=&quot;[&quot;&amp;[.A125]&amp;&quot;] = '&quot;&amp;[.B125]&amp;&quot;',&quot;" office:value-type="string" office:string-value="[124] = 'tc_shade',">
            <text:p>[124] = 'tc_shade',</text:p>
          </table:table-cell>
        </table:table-row>
        <table:table-row table:style-name="ro2">
          <table:table-cell table:formula="of:=[.A125]+1" office:value-type="float" office:value="125">
            <text:p>125</text:p>
          </table:table-cell>
          <table:table-cell office:value-type="string">
            <text:p>tc_shade_lvl1</text:p>
          </table:table-cell>
          <table:table-cell table:formula="of:=&quot;[&quot;&amp;[.A126]&amp;&quot;] = '&quot;&amp;[.B126]&amp;&quot;',&quot;" office:value-type="string" office:string-value="[125] = 'tc_shade_lvl1',">
            <text:p>[125] = 'tc_shade_lvl1',</text:p>
          </table:table-cell>
        </table:table-row>
        <table:table-row table:style-name="ro2">
          <table:table-cell table:formula="of:=[.A126]+1" office:value-type="float" office:value="126">
            <text:p>126</text:p>
          </table:table-cell>
          <table:table-cell office:value-type="string">
            <text:p>tc_shade_lvl10</text:p>
          </table:table-cell>
          <table:table-cell table:formula="of:=&quot;[&quot;&amp;[.A127]&amp;&quot;] = '&quot;&amp;[.B127]&amp;&quot;',&quot;" office:value-type="string" office:string-value="[126] = 'tc_shade_lvl10',">
            <text:p>[126] = 'tc_shade_lvl10',</text:p>
          </table:table-cell>
        </table:table-row>
        <table:table-row table:style-name="ro2">
          <table:table-cell table:formula="of:=[.A127]+1" office:value-type="float" office:value="127">
            <text:p>127</text:p>
          </table:table-cell>
          <table:table-cell office:value-type="string">
            <text:p>tc_shade_lvl2</text:p>
          </table:table-cell>
          <table:table-cell table:formula="of:=&quot;[&quot;&amp;[.A128]&amp;&quot;] = '&quot;&amp;[.B128]&amp;&quot;',&quot;" office:value-type="string" office:string-value="[127] = 'tc_shade_lvl2',">
            <text:p>[127] = 'tc_shade_lvl2',</text:p>
          </table:table-cell>
        </table:table-row>
        <table:table-row table:style-name="ro2">
          <table:table-cell table:formula="of:=[.A128]+1" office:value-type="float" office:value="128">
            <text:p>128</text:p>
          </table:table-cell>
          <table:table-cell office:value-type="string">
            <text:p>tc_shade_lvl3</text:p>
          </table:table-cell>
          <table:table-cell table:formula="of:=&quot;[&quot;&amp;[.A129]&amp;&quot;] = '&quot;&amp;[.B129]&amp;&quot;',&quot;" office:value-type="string" office:string-value="[128] = 'tc_shade_lvl3',">
            <text:p>[128] = 'tc_shade_lvl3',</text:p>
          </table:table-cell>
        </table:table-row>
        <table:table-row table:style-name="ro2">
          <table:table-cell table:formula="of:=[.A129]+1" office:value-type="float" office:value="129">
            <text:p>129</text:p>
          </table:table-cell>
          <table:table-cell office:value-type="string">
            <text:p>tc_shade_lvl4</text:p>
          </table:table-cell>
          <table:table-cell table:formula="of:=&quot;[&quot;&amp;[.A130]&amp;&quot;] = '&quot;&amp;[.B130]&amp;&quot;',&quot;" office:value-type="string" office:string-value="[129] = 'tc_shade_lvl4',">
            <text:p>[129] = 'tc_shade_lvl4',</text:p>
          </table:table-cell>
        </table:table-row>
        <table:table-row table:style-name="ro2">
          <table:table-cell table:formula="of:=[.A130]+1" office:value-type="float" office:value="130">
            <text:p>130</text:p>
          </table:table-cell>
          <table:table-cell office:value-type="string">
            <text:p>tc_shade_lvl5</text:p>
          </table:table-cell>
          <table:table-cell table:formula="of:=&quot;[&quot;&amp;[.A131]&amp;&quot;] = '&quot;&amp;[.B131]&amp;&quot;',&quot;" office:value-type="string" office:string-value="[130] = 'tc_shade_lvl5',">
            <text:p>[130] = 'tc_shade_lvl5',</text:p>
          </table:table-cell>
        </table:table-row>
        <table:table-row table:style-name="ro2">
          <table:table-cell table:formula="of:=[.A131]+1" office:value-type="float" office:value="131">
            <text:p>131</text:p>
          </table:table-cell>
          <table:table-cell office:value-type="string">
            <text:p>tc_shade_lvl6</text:p>
          </table:table-cell>
          <table:table-cell table:formula="of:=&quot;[&quot;&amp;[.A132]&amp;&quot;] = '&quot;&amp;[.B132]&amp;&quot;',&quot;" office:value-type="string" office:string-value="[131] = 'tc_shade_lvl6',">
            <text:p>[131] = 'tc_shade_lvl6',</text:p>
          </table:table-cell>
        </table:table-row>
        <table:table-row table:style-name="ro2">
          <table:table-cell table:formula="of:=[.A132]+1" office:value-type="float" office:value="132">
            <text:p>132</text:p>
          </table:table-cell>
          <table:table-cell office:value-type="string">
            <text:p>tc_shade_lvl7</text:p>
          </table:table-cell>
          <table:table-cell table:formula="of:=&quot;[&quot;&amp;[.A133]&amp;&quot;] = '&quot;&amp;[.B133]&amp;&quot;',&quot;" office:value-type="string" office:string-value="[132] = 'tc_shade_lvl7',">
            <text:p>[132] = 'tc_shade_lvl7',</text:p>
          </table:table-cell>
        </table:table-row>
        <table:table-row table:style-name="ro2">
          <table:table-cell table:formula="of:=[.A133]+1" office:value-type="float" office:value="133">
            <text:p>133</text:p>
          </table:table-cell>
          <table:table-cell office:value-type="string">
            <text:p>tc_shade_lvl8</text:p>
          </table:table-cell>
          <table:table-cell table:formula="of:=&quot;[&quot;&amp;[.A134]&amp;&quot;] = '&quot;&amp;[.B134]&amp;&quot;',&quot;" office:value-type="string" office:string-value="[133] = 'tc_shade_lvl8',">
            <text:p>[133] = 'tc_shade_lvl8',</text:p>
          </table:table-cell>
        </table:table-row>
        <table:table-row table:style-name="ro2">
          <table:table-cell table:formula="of:=[.A134]+1" office:value-type="float" office:value="134">
            <text:p>134</text:p>
          </table:table-cell>
          <table:table-cell office:value-type="string">
            <text:p>tc_shade_lvl9</text:p>
          </table:table-cell>
          <table:table-cell table:formula="of:=&quot;[&quot;&amp;[.A135]&amp;&quot;] = '&quot;&amp;[.B135]&amp;&quot;',&quot;" office:value-type="string" office:string-value="[134] = 'tc_shade_lvl9',">
            <text:p>[134] = 'tc_shade_lvl9',</text:p>
          </table:table-cell>
        </table:table-row>
        <table:table-row table:style-name="ro2">
          <table:table-cell table:formula="of:=[.A135]+1" office:value-type="float" office:value="135">
            <text:p>135</text:p>
          </table:table-cell>
          <table:table-cell office:value-type="string">
            <text:p>tc_skeleton</text:p>
          </table:table-cell>
          <table:table-cell table:formula="of:=&quot;[&quot;&amp;[.A136]&amp;&quot;] = '&quot;&amp;[.B136]&amp;&quot;',&quot;" office:value-type="string" office:string-value="[135] = 'tc_skeleton',">
            <text:p>[135] = 'tc_skeleton',</text:p>
          </table:table-cell>
        </table:table-row>
        <table:table-row table:style-name="ro2">
          <table:table-cell table:formula="of:=[.A136]+1" office:value-type="float" office:value="136">
            <text:p>136</text:p>
          </table:table-cell>
          <table:table-cell office:value-type="string">
            <text:p>tc_sledgehammer</text:p>
          </table:table-cell>
          <table:table-cell table:formula="of:=&quot;[&quot;&amp;[.A137]&amp;&quot;] = '&quot;&amp;[.B137]&amp;&quot;',&quot;" office:value-type="string" office:string-value="[136] = 'tc_sledgehammer',">
            <text:p>[136] = 'tc_sledgehammer',</text:p>
          </table:table-cell>
        </table:table-row>
        <table:table-row table:style-name="ro2">
          <table:table-cell table:formula="of:=[.A137]+1" office:value-type="float" office:value="137">
            <text:p>137</text:p>
          </table:table-cell>
          <table:table-cell office:value-type="string">
            <text:p>tc_soulcage</text:p>
          </table:table-cell>
          <table:table-cell table:formula="of:=&quot;[&quot;&amp;[.A138]&amp;&quot;] = '&quot;&amp;[.B138]&amp;&quot;',&quot;" office:value-type="string" office:string-value="[137] = 'tc_soulcage',">
            <text:p>[137] = 'tc_soulcage',</text:p>
          </table:table-cell>
        </table:table-row>
        <table:table-row table:style-name="ro2">
          <table:table-cell table:formula="of:=[.A138]+1" office:value-type="float" office:value="138">
            <text:p>138</text:p>
          </table:table-cell>
          <table:table-cell office:value-type="string">
            <text:p>tc_spiderdemon</text:p>
          </table:table-cell>
          <table:table-cell table:formula="of:=&quot;[&quot;&amp;[.A139]&amp;&quot;] = '&quot;&amp;[.B139]&amp;&quot;',&quot;" office:value-type="string" office:string-value="[138] = 'tc_spiderdemon',">
            <text:p>[138] = 'tc_spiderdemon',</text:p>
          </table:table-cell>
        </table:table-row>
        <table:table-row table:style-name="ro2">
          <table:table-cell table:formula="of:=[.A139]+1" office:value-type="float" office:value="139">
            <text:p>139</text:p>
          </table:table-cell>
          <table:table-cell office:value-type="string">
            <text:p>tc_storage</text:p>
          </table:table-cell>
          <table:table-cell table:formula="of:=&quot;[&quot;&amp;[.A140]&amp;&quot;] = '&quot;&amp;[.B140]&amp;&quot;',&quot;" office:value-type="string" office:string-value="[139] = 'tc_storage',">
            <text:p>[139] = 'tc_storage',</text:p>
          </table:table-cell>
        </table:table-row>
        <table:table-row table:style-name="ro2">
          <table:table-cell table:formula="of:=[.A140]+1" office:value-type="float" office:value="140">
            <text:p>140</text:p>
          </table:table-cell>
          <table:table-cell office:value-type="string">
            <text:p>tc_suicide</text:p>
          </table:table-cell>
          <table:table-cell table:formula="of:=&quot;[&quot;&amp;[.A141]&amp;&quot;] = '&quot;&amp;[.B141]&amp;&quot;',&quot;" office:value-type="string" office:string-value="[140] = 'tc_suicide',">
            <text:p>[140] = 'tc_suicide',</text:p>
          </table:table-cell>
        </table:table-row>
        <table:table-row table:style-name="ro2">
          <table:table-cell table:formula="of:=[.A141]+1" office:value-type="float" office:value="141">
            <text:p>141</text:p>
          </table:table-cell>
          <table:table-cell office:value-type="string">
            <text:p>tc_teeth</text:p>
          </table:table-cell>
          <table:table-cell table:formula="of:=&quot;[&quot;&amp;[.A142]&amp;&quot;] = '&quot;&amp;[.B142]&amp;&quot;',&quot;" office:value-type="string" office:string-value="[141] = 'tc_teeth',">
            <text:p>[141] = 'tc_teeth',</text:p>
          </table:table-cell>
        </table:table-row>
        <table:table-row table:style-name="ro2">
          <table:table-cell table:formula="of:=[.A142]+1" office:value-type="float" office:value="142">
            <text:p>142</text:p>
          </table:table-cell>
          <table:table-cell office:value-type="string">
            <text:p>tc_teeth_rotated</text:p>
          </table:table-cell>
          <table:table-cell table:formula="of:=&quot;[&quot;&amp;[.A143]&amp;&quot;] = '&quot;&amp;[.B143]&amp;&quot;',&quot;" office:value-type="string" office:string-value="[142] = 'tc_teeth_rotated',">
            <text:p>[142] = 'tc_teeth_rotated',</text:p>
          </table:table-cell>
        </table:table-row>
        <table:table-row table:style-name="ro2">
          <table:table-cell table:formula="of:=[.A143]+1" office:value-type="float" office:value="143">
            <text:p>143</text:p>
          </table:table-cell>
          <table:table-cell office:value-type="string">
            <text:p>tc_teeth_rotated2</text:p>
          </table:table-cell>
          <table:table-cell table:formula="of:=&quot;[&quot;&amp;[.A144]&amp;&quot;] = '&quot;&amp;[.B144]&amp;&quot;',&quot;" office:value-type="string" office:string-value="[143] = 'tc_teeth_rotated2',">
            <text:p>[143] = 'tc_teeth_rotated2',</text:p>
          </table:table-cell>
        </table:table-row>
        <table:table-row table:style-name="ro2">
          <table:table-cell table:formula="of:=[.A144]+1" office:value-type="float" office:value="144">
            <text:p>144</text:p>
          </table:table-cell>
          <table:table-cell office:value-type="string">
            <text:p>tc_tower</text:p>
          </table:table-cell>
          <table:table-cell table:formula="of:=&quot;[&quot;&amp;[.A145]&amp;&quot;] = '&quot;&amp;[.B145]&amp;&quot;',&quot;" office:value-type="string" office:string-value="[144] = 'tc_tower',">
            <text:p>[144] = 'tc_tower',</text:p>
          </table:table-cell>
        </table:table-row>
        <table:table-row table:style-name="ro2">
          <table:table-cell table:formula="of:=[.A145]+1" office:value-type="float" office:value="145">
            <text:p>145</text:p>
          </table:table-cell>
          <table:table-cell office:value-type="string">
            <text:p>tc_tower_survival</text:p>
          </table:table-cell>
          <table:table-cell table:formula="of:=&quot;[&quot;&amp;[.A146]&amp;&quot;] = '&quot;&amp;[.B146]&amp;&quot;',&quot;" office:value-type="string" office:string-value="[145] = 'tc_tower_survival',">
            <text:p>[145] = 'tc_tower_survival',</text:p>
          </table:table-cell>
        </table:table-row>
        <table:table-row table:style-name="ro2">
          <table:table-cell table:formula="of:=[.A146]+1" office:value-type="float" office:value="146">
            <text:p>146</text:p>
          </table:table-cell>
          <table:table-cell office:value-type="string">
            <text:p>tc_undeadmarine_gun</text:p>
          </table:table-cell>
          <table:table-cell table:formula="of:=&quot;[&quot;&amp;[.A147]&amp;&quot;] = '&quot;&amp;[.B147]&amp;&quot;',&quot;" office:value-type="string" office:string-value="[146] = 'tc_undeadmarine_gun',">
            <text:p>[146] = 'tc_undeadmarine_gun',</text:p>
          </table:table-cell>
        </table:table-row>
        <table:table-row table:style-name="ro2">
          <table:table-cell table:formula="of:=[.A147]+1" office:value-type="float" office:value="147">
            <text:p>147</text:p>
          </table:table-cell>
          <table:table-cell office:value-type="string">
            <text:p>tc_undeadmarine_melee</text:p>
          </table:table-cell>
          <table:table-cell table:formula="of:=&quot;[&quot;&amp;[.A148]&amp;&quot;] = '&quot;&amp;[.B148]&amp;&quot;',&quot;" office:value-type="string" office:string-value="[147] = 'tc_undeadmarine_melee',">
            <text:p>[147] = 'tc_undeadmarine_melee',</text:p>
          </table:table-cell>
        </table:table-row>
        <table:table-row table:style-name="ro2">
          <table:table-cell table:formula="of:=[.A148]+1" office:value-type="float" office:value="148">
            <text:p>148</text:p>
          </table:table-cell>
          <table:table-cell office:value-type="string">
            <text:p>tc_wall_lvl2</text:p>
          </table:table-cell>
          <table:table-cell table:formula="of:=&quot;[&quot;&amp;[.A149]&amp;&quot;] = '&quot;&amp;[.B149]&amp;&quot;',&quot;" office:value-type="string" office:string-value="[148] = 'tc_wall_lvl2',">
            <text:p>[148] = 'tc_wall_lvl2',</text:p>
          </table:table-cell>
        </table:table-row>
        <table:table-row table:style-name="ro2">
          <table:table-cell table:formula="of:=[.A149]+1" office:value-type="float" office:value="149">
            <text:p>149</text:p>
          </table:table-cell>
          <table:table-cell office:value-type="string">
            <text:p>tc_witch</text:p>
          </table:table-cell>
          <table:table-cell table:formula="of:=&quot;[&quot;&amp;[.A150]&amp;&quot;] = '&quot;&amp;[.B150]&amp;&quot;',&quot;" office:value-type="string" office:string-value="[149] = 'tc_witch',">
            <text:p>[149] = 'tc_witch',</text:p>
          </table:table-cell>
        </table:table-row>
        <table:table-row table:style-name="ro2">
          <table:table-cell table:formula="of:=[.A150]+1" office:value-type="float" office:value="150">
            <text:p>150</text:p>
          </table:table-cell>
          <table:table-cell office:value-type="string">
            <text:p>tc_witch_shield</text:p>
          </table:table-cell>
          <table:table-cell table:formula="of:=&quot;[&quot;&amp;[.A151]&amp;&quot;] = '&quot;&amp;[.B151]&amp;&quot;',&quot;" office:value-type="string" office:string-value="[150] = 'tc_witch_shield',">
            <text:p>[150] = 'tc_witch_shield',</text:p>
          </table:table-cell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Tabelle1.B2:Tabelle1.B15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28.01.2019</text:date>, <text:time>22:17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21:41:01.47</meta:creation-date>
    <dc:date>2019-01-28T22:17:52.69</dc:date>
    <meta:editing-duration>PT36M51S</meta:editing-duration>
    <meta:editing-cycles>4</meta:editing-cycles>
    <meta:generator>OpenOffice/4.1.3$Win32 OpenOffice.org_project/413m1$Build-9783</meta:generator>
    <meta:document-statistic meta:table-count="3" meta:cell-count="450" meta:object-count="0"/>
  </office:meta>
</office:document-meta>
</file>